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size="15pt" fo:font-weight="normal" officeooo:rsid="0004f102" officeooo:paragraph-rsid="0004f102" style:font-size-asian="13.1000003814697pt" style:font-weight-asian="normal" style:font-size-complex="15pt" style:font-weight-complex="normal"/>
    </style:style>
    <style:style style:name="P2" style:family="paragraph" style:parent-style-name="Standard">
      <style:text-properties fo:font-size="15pt" officeooo:rsid="0004f102" officeooo:paragraph-rsid="0004f102" style:font-size-asian="13.1000003814697pt" style:font-size-complex="15pt"/>
    </style:style>
    <style:style style:name="P3" style:family="paragraph" style:parent-style-name="Standard">
      <style:text-properties fo:font-size="15pt" officeooo:rsid="0006b919" officeooo:paragraph-rsid="0006b919" style:font-size-asian="13.1000003814697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at is bitmap?</text:p>
      <text:p text:style-name="P2"><text:a xlink:type="simple" xlink:href="https://www.tutorialspoint.com/What-is-Bitmap" text:style-name="Internet_20_link" text:visited-style-name="Visited_20_Internet_20_Link">https://www.tutorialspoint.com/What-is-Bitmap</text:a></text:p>
      <text:p text:style-name="P2"/>
      <text:h text:style-name="P1" text:outline-level="2">Types of Clipping ?</text:h>
      <text:p text:style-name="P2"><text:a xlink:type="simple" xlink:href="https://www.javatpoint.com/computer-graphics-clipping" text:style-name="Internet_20_link" text:visited-style-name="Visited_20_Internet_20_Link">https://www.javatpoint.com/computer-graphics-clipping</text:a></text:p>
      <text:p text:style-name="P2"/>
      <text:p text:style-name="P3">Define b-spline curve</text:p>
      <text:p text:style-name="P3"><text:a xlink:type="simple" xlink:href="https://www.geeksforgeeks.org/b-spline-curve-in-computer-graphics/" text:style-name="Internet_20_link" text:visited-style-name="Visited_20_Internet_20_Link">https://www.geeksforgeeks.org/b-spline-curve-in-computer-graphics/</text:a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21:41:16.906389618</meta:creation-date>
    <meta:generator>LibreOffice/7.4.2.3$Linux_X86_64 LibreOffice_project/382eef1f22670f7f4118c8c2dd222ec7ad009daf</meta:generator>
    <dc:date>2023-02-08T00:37:10.085708451</dc:date>
    <meta:editing-duration>PT2H55M53S</meta:editing-duration>
    <meta:editing-cycles>3</meta:editing-cycles>
    <meta:document-statistic meta:table-count="0" meta:image-count="0" meta:object-count="0" meta:page-count="1" meta:paragraph-count="6" meta:word-count="13" meta:character-count="219" meta:non-whitespace-character-count="212"/>
  </office:meta>
</office:document-meta>
</file>